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" svg:font-family="Rockwell" style:font-family-generic="roman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font-size="20pt" officeooo:rsid="0016707d" officeooo:paragraph-rsid="0016707d" style:font-size-asian="17.5pt" style:font-size-complex="20pt"/>
    </style:style>
    <style:style style:name="P2" style:family="paragraph" style:parent-style-name="Standard">
      <style:paragraph-properties fo:line-height="150%" fo:text-align="start" style:justify-single-word="false"/>
      <style:text-properties fo:font-size="20pt" officeooo:rsid="0016707d" officeooo:paragraph-rsid="0016707d" style:font-size-asian="17.5pt" style:font-size-complex="20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20pt" officeooo:rsid="00176655" officeooo:paragraph-rsid="00176655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40pt" officeooo:rsid="0016707d" officeooo:paragraph-rsid="0016707d" style:font-size-asian="35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6707d" officeooo:paragraph-rsid="0016707d" style:font-size-asian="28pt" style:font-size-complex="32pt"/>
    </style:style>
    <style:style style:name="P6" style:family="paragraph" style:parent-style-name="Standard">
      <style:paragraph-properties fo:line-height="150%" fo:text-align="center" style:justify-single-word="false"/>
      <style:text-properties fo:font-size="32pt" officeooo:rsid="00176655" officeooo:paragraph-rsid="00180fa5" style:font-size-asian="28pt" style:font-size-complex="32pt"/>
    </style:style>
    <style:style style:name="P7" style:family="paragraph" style:parent-style-name="Standard">
      <style:paragraph-properties fo:line-height="150%" fo:text-align="start" style:justify-single-word="false"/>
      <style:text-properties fo:font-size="32pt" officeooo:rsid="00180fa5" officeooo:paragraph-rsid="00180fa5" style:font-size-asian="28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80fa5" officeooo:paragraph-rsid="00180fa5" style:font-size-asian="28pt" style:font-size-complex="32pt"/>
    </style:style>
    <style:style style:name="P9" style:family="paragraph" style:parent-style-name="Standard">
      <style:paragraph-properties fo:line-height="150%" fo:text-align="center" style:justify-single-word="false"/>
      <style:text-properties fo:font-size="15pt" officeooo:rsid="0016707d" officeooo:paragraph-rsid="0016707d" style:font-size-asian="15pt" style:font-size-complex="15pt"/>
    </style:style>
    <style:style style:name="T1" style:family="text">
      <style:text-properties officeooo:rsid="00180fa5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8pt" officeooo:rsid="0018bba5" style:font-size-asian="15.75pt" style:font-size-complex="18pt"/>
    </style:style>
    <style:style style:name="T5" style:family="text">
      <style:text-properties fo:font-size="18pt" officeooo:rsid="0018c46f" style:font-size-asian="15.75pt" style:font-size-complex="18pt"/>
    </style:style>
    <style:style style:name="T6" style:family="text">
      <style:text-properties fo:font-size="18pt" fo:font-weight="bold" style:font-size-asian="15.75pt" style:font-weight-asian="bold" style:font-size-complex="18pt" style:font-weight-complex="bold"/>
    </style:style>
    <style:style style:name="T7" style:family="text">
      <style:text-properties fo:font-size="18pt" fo:font-weight="normal" style:font-size-asian="15.75pt" style:font-weight-asian="normal" style:font-size-complex="18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de Projeto</text:p>
      <text:p text:style-name="P5">Projeto Integrado I:</text:p>
      <text:p text:style-name="P8">Doutor Das Finanças</text:p>
      <text:p text:style-name="P5"/>
      <text:list text:style-name="L1">
        <text:list-item>
          <text:p text:style-name="P3">Introdução ao Projeto</text:p>
        </text:list-item>
        <text:list-item>
          <text:p text:style-name="P1">Tecnologias Utilizadas</text:p>
        </text:list-item>
        <text:list-item>
          <text:p text:style-name="P1">Atribuição de Tarefas</text:p>
        </text:list-item>
        <text:list-item>
          <text:p text:style-name="P1">Dificuldades Encontradas</text:p>
        </text:list-item>
        <text:list-item>
          <text:p text:style-name="P1">Conclusão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Projeto Integrado I | TeSP TPSI | 2023-2024 </text:p>
      <text:p text:style-name="P9">Eduardo Santos nº23791 | Guilherme Dias nº26255 | Guilherme Nobre nº26169</text:p>
      <text:p text:style-name="P6"><text:soft-page-break/>1. <text:span text:style-name="T1">Introdução ao Projeto</text:span></text:p>
      <text:p text:style-name="P7"><text:span text:style-name="T2"><text:tab/></text:span><text:span text:style-name="T3">O projeto que decidimos desenvolver é uma pagina de calculadoras financeiras: programas distintos que recebem um numero de “input’s” de diversos tipos e respondem com o valor calculado correspondente. </text:span></text:p>
      <text:p text:style-name="P7"><text:span text:style-name="T3"><text:tab/>Todas as paginas estão divididas por “header”, “main” e “footer”, sendo que o header e o footer permanecem iguais independentemente da pagina onde nos encontramos, e o main é onde o conteúdo principal da pagina irá aparecer. </text:span></text:p>
      <text:p text:style-name="P7"><text:span text:style-name="T3"/></text:p>
      <text:p text:style-name="P7"><text:span text:style-name="T3"><text:tab/>Dentro do header temos um logo e um titulo, e um “nav” com um botão onde podemos retornar à “home page” ou um outro “botão”, que na verdade apenas mostra um menu ao passar o rato por cima. Esse menu inclui botões que levam às diferentes paginas das calculadoras especificas.</text:span></text:p>
      <text:p text:style-name="P7"><text:span text:style-name="T3"><text:tab/>No footer apenas temos os créditos para o grupo e um link para o form de contacto.</text:span></text:p>
      <text:p text:style-name="P7"><text:span text:style-name="T3"><text:tab/>Sobre o main da home page temos do lado esquerdo um titulo introdutivo e uma lista de opções, e no fundo um botão que nos levará à pagina central das calculadoras. Do lado direito temos um form para contactos através de e-mail, que poderá ou não estar completo.</text:span></text:p>
      <text:p text:style-name="P7"><text:soft-page-break/><text:span text:style-name="T3"><text:tab/>Ao carregar no botão principal da home page, vamos para uma pagina central onde podemos ver todas as calculadoras desenvolvidas. Cada “article” que engloba o titulo, texto e a imagem de fundo funciona como um botão, por isso ao carregarmos </text:span><text:span text:style-name="T4">em qualquer lugar da imagem, vamos parar à pagina da calculadora escolhida.</text:span></text:p>
      <text:p text:style-name="P7"><text:span text:style-name="T3"><text:tab/>No total são oito serviços diferentes</text:span><text:span text:style-name="T4">:</text:span><text:span text:style-name="T3"> calculo de </text:span><text:span text:style-name="T7">IMI</text:span><text:span text:style-name="T3">, Juros Compostos, Taxa Euribor, IMT, Pensão Liquida, Mais Valias, Salário Liquido e Taxa de Esforço. Cada um destes programas estão contidos numa pagina especifica sendo que a pagina também inclui uma explicação simples do valor a calcular e “links” para paginas externas que podem ser importantes.</text:span></text:p>
      <text:p text:style-name="P7"><text:span text:style-name="T3"><text:tab/>Dentro desta pagina, existe também um menu no lado lateral direito que permite navegar para qualquer outra calculadora ou voltar à “Home Page” através do botão “Contacte-nos” </text:span><text:span text:style-name="T5">onde podemos preencher o form de contact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" svg:font-family="Rockwell" style:font-family-generic="roman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09:35:00.860000000</meta:creation-date>
    <meta:generator>LibreOffice/7.6.4.1$Windows_X86_64 LibreOffice_project/e19e193f88cd6c0525a17fb7a176ed8e6a3e2aa1</meta:generator>
    <dc:date>2024-06-11T23:37:46.464000000</dc:date>
    <meta:editing-duration>PT39M42S</meta:editing-duration>
    <meta:editing-cycles>5</meta:editing-cycles>
    <meta:document-statistic meta:table-count="0" meta:image-count="0" meta:object-count="0" meta:page-count="3" meta:paragraph-count="19" meta:word-count="370" meta:character-count="2242" meta:non-whitespace-character-count="1885"/>
  </office:meta>
</office:document-meta>
</file>